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/>
    </style:style>
    <style:style style:name="P3" style:family="paragraph">
      <style:text-properties fo:font-family="'Droid Sans Mono'" style:font-family-generic="swiss" style:font-pitch="fixed" fo:font-size="18pt"/>
    </style:style>
    <style:style style:name="P4" style:family="paragraph">
      <style:text-properties fo:color="#808080" fo:font-family="'Droid Sans Mono'" style:font-family-generic="swiss" style:font-pitch="fixed" fo:font-size="18pt"/>
    </style:style>
    <style:style style:name="P5" style:family="paragraph">
      <style:text-properties fo:font-size="18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3" style:family="text">
      <style:text-properties fo:font-family="'Droid Sans Mono'" style:font-family-generic="swiss" style:font-pitch="fixed"/>
    </style:style>
    <style:style style:name="T4" style:family="text">
      <style:text-properties fo:font-family="'Droid Sans Mono'" style:font-family-generic="swiss" style:font-pitch="fixed" fo:font-size="18pt"/>
    </style:style>
    <style:style style:name="T5" style:family="text">
      <style:text-properties fo:color="#808080" fo:font-family="'Droid Sans Mono'" style:font-family-generic="swiss" style:font-pitch="fixed" fo:font-size="1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</text:span><text:span text:style-name="T3">identifiers </text:span><text:span text:style-name="T1">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</text:span><text:span text:style-name="T3">identifiers </text:span><text:span text:style-name="T1">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4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5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>
          <text:p/>
        </draw:connector>
        <draw:frame draw:style-name="gr2" draw:text-style-name="P3" draw:layer="layout" svg:width="2.788cm" svg:height="0.988cm" svg:x="6.697cm" svg:y="6.158cm">
          <draw:text-box>
            <text:p text:style-name="P5"><text:span text:style-name="T4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 text:style-name="P5"><text:span text:style-name="T4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 text:style-name="P5"><text:span text:style-name="T4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>
          <text:p/>
        </draw:connector>
        <draw:frame draw:style-name="gr6" draw:text-style-name="P4" draw:layer="layout" svg:width="2.026cm" svg:height="1.242cm" svg:x="2.663cm" svg:y="8.167cm">
          <draw:text-box>
            <text:p text:style-name="P5"><text:span text:style-name="T5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 text:style-name="P5"><text:span text:style-name="T5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 text:style-name="P5"><text:span text:style-name="T5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4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4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4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5">@acme</text:span></text:p>
          </draw:text-box>
        </draw:frame>
        <draw:custom-shape draw:style-name="gr3" draw:text-style-name="P1" xml:id="id11" draw:id="id11" draw:layer="layout" svg:width="1.27cm" svg:height="1.27cm" svg:x="8.672cm" svg:y="10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294cm" svg:y1="7.174cm" svg:x2="8.672cm" svg:y2="10.984cm" draw:start-shape="id8" draw:start-glue-point="8" draw:end-shape="id11" draw:end-glue-point="6" svg:d="m5294 7174c0 2540 1126 3810 3378 3810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4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5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5">=alice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5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4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4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4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5">@acme</text:span></text:p>
          </draw:text-box>
        </draw:frame>
        <draw:custom-shape draw:style-name="gr3" draw:text-style-name="P1" xml:id="id16" draw:id="id16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13" draw:start-glue-point="8" draw:end-shape="id16" draw:end-glue-point="6" svg:d="m5306 7190c0 2540 1126 3810 3378 3810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5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4">=alice&lt;+email&gt;</text:span></text:p>
          </draw:text-box>
        </draw:frame>
        <draw:custom-shape draw:style-name="gr3" draw:text-style-name="P1" xml:id="id17" draw:id="id17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16" draw:start-glue-point="8" draw:end-shape="id17" draw:end-glue-point="6" svg:d="m9319 11635c0 2641 840 3961 2520 3961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5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17" draw:start-glue-point="8" draw:end-shape="id18" draw:end-glue-point="3" svg:d="m12474 16231c0 2707 1060 4060 3182 4060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5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4">“</text:span><text:span text:style-name="T4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5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4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4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4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5">@acme</text:span></text:p>
          </draw:text-box>
        </draw:frame>
        <draw:custom-shape draw:style-name="gr3" draw:text-style-name="P1" xml:id="id23" draw:id="id23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20" draw:start-glue-point="8" draw:end-shape="id23" draw:end-glue-point="6" svg:d="m5306 7190c0 2540 1126 3810 3378 3810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5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4">=alice&lt;+email&gt;</text:span></text:p>
          </draw:text-box>
        </draw:frame>
        <draw:custom-shape draw:style-name="gr3" draw:text-style-name="P1" xml:id="id24" draw:id="id24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23" draw:start-glue-point="8" draw:end-shape="id24" draw:end-glue-point="6" svg:d="m9319 11635c0 2641 840 3961 2520 3961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5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24" draw:start-glue-point="8" draw:end-shape="id25" draw:end-glue-point="3" svg:d="m12474 16231c0 2707 1060 4060 3182 4060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5">&amp;</text:span></text:p>
          </draw:text-box>
        </draw:frame>
        <draw:frame draw:style-name="gr2" draw:text-style-name="P3" draw:layer="layout" svg:width="6.979cm" svg:height="0.988cm" svg:x="12.989cm" svg:y="21.526cm">
          <draw:text-box>
            <text:p><text:span text:style-name="T4">“</text:span><text:span text:style-name="T4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5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4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4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4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5">@acme</text:span></text:p>
          </draw:text-box>
        </draw:frame>
        <draw:custom-shape draw:style-name="gr3" draw:text-style-name="P1" xml:id="id30" draw:id="id30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27" draw:start-glue-point="8" draw:end-shape="id30" draw:end-glue-point="6" svg:d="m5306 7190c0 2540 1126 3810 3378 3810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5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4">=alice&lt;+email&gt;</text:span></text:p>
          </draw:text-box>
        </draw:frame>
        <draw:custom-shape draw:style-name="gr3" draw:text-style-name="P1" xml:id="id31" draw:id="id31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30" draw:start-glue-point="8" draw:end-shape="id31" draw:end-glue-point="6" svg:d="m9319 11635c0 2641 840 3961 2520 3961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5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31" draw:start-glue-point="8" draw:end-shape="id32" draw:end-glue-point="3" svg:d="m12474 16231c0 2707 1060 4060 3182 4060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5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>
          <text:p/>
        </draw:connector>
        <draw:frame draw:style-name="gr2" draw:layer="layout" svg:width="2.458cm" svg:height="0.962cm" svg:x="6.004cm" svg:y="14.629cm">
          <draw:text-box>
            <text:p>+friend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4">“</text:span><text:span text:style-name="T4">alice@email.com”</text:span></text:p>
          </draw:text-box>
        </draw:frame>
      </draw:page>
      <draw:page draw:name="page9" draw:style-name="dp1" draw:master-page-name="Default">
        <draw:frame draw:style-name="gr2" draw:text-style-name="P2" draw:layer="layout" svg:width="13.837cm" svg:height="11.306cm" svg:x="2.276cm" svg:y="4.151cm">
          <draw:text-box>
            <text:p><text:span text:style-name="T2">Contextual arcs:</text:span></text:p>
            <text:p><text:span text:style-name="T2"/></text:p>
            <text:p><text:span text:style-name="T1">//=alice</text:span></text:p>
            <text:p><text:span text:style-name="T1">//=bob</text:span></text:p>
            <text:p><text:span text:style-name="T1">//@acme</text:span></text:p>
            <text:p><text:span text:style-name="T1">=alice//&lt;+email&gt;</text:span></text:p>
            <text:p><text:span text:style-name="T1">=alice&lt;+email&gt;//&amp;</text:span></text:p>
            <text:p><text:span text:style-name="T1"/></text:p>
            <text:p><text:span text:style-name="T2">Literal arc:</text:span></text:p>
            <text:p><text:span text:style-name="T2"/></text:p>
            <text:p><text:span text:style-name="T1">=alice&lt;+email&gt;&amp;/&amp;/”alice@email.com”</text:span></text:p>
            <text:p><text:span text:style-name="T1"/></text:p>
            <text:p><text:span text:style-name="T2">Relational arc:</text:span></text:p>
            <text:p><text:span text:style-name="T2"/></text:p>
            <text:p><text:span text:style-name="T1">=alice/+friend/=bob</text:span></text:p>
          </draw:text-box>
        </draw:frame>
      </draw:page>
      <draw:page draw:name="page10" draw:style-name="dp1" draw:master-page-name="Default">
        <draw:custom-shape draw:style-name="gr1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5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4">=alice</text:span></text:p>
          </draw:text-box>
        </draw:frame>
        <draw:custom-shape draw:style-name="gr3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4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4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5">@acme</text:span></text:p>
          </draw:text-box>
        </draw:frame>
        <draw:custom-shape draw:style-name="gr3" draw:text-style-name="P1" xml:id="id37" draw:id="id37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34" draw:start-glue-point="8" draw:end-shape="id37" draw:end-glue-point="6" svg:d="m5306 7190c0 2540 1126 3810 3378 3810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5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4">=alice&lt;+email&gt;</text:span></text:p>
          </draw:text-box>
        </draw:frame>
        <draw:custom-shape draw:style-name="gr3" draw:text-style-name="P1" xml:id="id38" draw:id="id38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37" draw:start-glue-point="8" draw:end-shape="id38" draw:end-glue-point="6" svg:d="m9319 11635c0 2641 840 3961 2520 3961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5">&amp;</text:span></text:p>
          </draw:text-box>
        </draw:frame>
        <draw:custom-shape draw:style-name="gr1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38" draw:start-glue-point="8" draw:end-shape="id39" draw:end-glue-point="3" svg:d="m12474 16231c0 2707 1060 4060 3182 4060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5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>
          <text:p/>
        </draw:connector>
        <draw:frame draw:style-name="gr2" draw:text-style-name="P5" draw:layer="layout" svg:width="2.458cm" svg:height="0.962cm" svg:x="6.004cm" svg:y="14.629cm">
          <draw:text-box>
            <text:p><text:span text:style-name="T6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4">“</text:span><text:span text:style-name="T4">alice@email.c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1-02T13:30:10</dc:date>
    <dc:creator>markus </dc:creator>
    <meta:editing-duration>PT15H41S</meta:editing-duration>
    <meta:editing-cycles>23</meta:editing-cycles>
    <meta:generator>LibreOffice/3.5$Linux_X86_64 LibreOffice_project/350m1$Build-2</meta:generator>
    <meta:document-statistic meta:object-count="143"/>
  </office:meta>
</office:document-meta>
</file>